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<text:soft-page-break/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3:30:03</dc:date>
    <meta:editing-duration>PT15H5M59S</meta:editing-duration>
    <meta:editing-cycles>29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97" meta:character-count="2224" meta:non-whitespace-character-count="1854"/>
  </office:meta>
</office:document-meta>
</file>